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c007" officeooo:paragraph-rsid="0000c007"/>
    </style:style>
    <style:style style:name="P2" style:family="paragraph" style:parent-style-name="Standard">
      <style:text-properties officeooo:rsid="00021149" officeooo:paragraph-rsid="00021149"/>
    </style:style>
    <style:style style:name="T1" style:family="text">
      <style:text-properties officeooo:rsid="000211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gundo miercoles escrito el jueves<text:span text:style-name="T1">dfdsf </text:span></text:p>
      <text:p text:style-name="P2">g</text:p>
      <text:p text:style-name="P2">fg</text:p>
      <text:p text:style-name="P2">fd</text:p>
      <text:p text:style-name="P2">g</text:p>
      <text:p text:style-name="P2">fdg</text:p>
      <text:p text:style-name="P2">fd</text:p>
      <text:p text:style-name="P2">gf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3.2$Windows_X86_64 LibreOffice_project/8f48d515416608e3a835360314dac7e47fd0b821</meta:generator>
    <dc:date>2019-04-04T21:41:39.791000000</dc:date>
    <meta:editing-duration>PT23S</meta:editing-duration>
    <meta:editing-cycles>2</meta:editing-cycles>
    <meta:document-statistic meta:table-count="0" meta:image-count="0" meta:object-count="0" meta:page-count="1" meta:paragraph-count="8" meta:word-count="12" meta:character-count="55" meta:non-whitespace-character-count="50"/>
  </office:meta>
</office:document-meta>
</file>